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text-properties officeooo:rsid="001aa9c5" officeooo:paragraph-rsid="001aa9c5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1">
      <style:text-properties officeooo:rsid="001bf389" officeooo:paragraph-rsid="001bf389"/>
    </style:style>
    <style:style style:name="P5" style:family="paragraph" style:parent-style-name="Text_20_body">
      <style:text-properties officeooo:rsid="001ec30f" officeooo:paragraph-rsid="001ec30f"/>
    </style:style>
    <style:style style:name="T1" style:family="text">
      <style:text-properties officeooo:rsid="001aa9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 DE HERRAMIENTAS BIOINFORMÁTICAS PARA <text:span text:style-name="T1">LA BÚSQUEDA DE POLIMORFISMOS RELACIONADOS CON FISIOPATOLOGÍAS</text:span></text:p>
      <text:p text:style-name="P3">Víctor Alejandro García Fidencio</text:p>
      <text:p text:style-name="P2">INTRODUCCIÓN<text:tab/></text:p>
      <text:list xml:id="list5970718428527065436" text:style-name="L1">
        <text:list-item>
          <text:p text:style-name="P4">Adicciones</text:p>
        </text:list-item>
      </text:list>
      <text:p text:style-name="P5">La adicción es considerada como una enfermedad que afecta el sistema de recompensa natural del cereb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2:27:57.106028993</meta:creation-date>
    <dc:date>2017-08-17T11:20:40.567214299</dc:date>
    <meta:editing-duration>PT3H45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5" meta:character-count="261" meta:non-whitespace-character-count="231"/>
  </office:meta>
</office:document-meta>
</file>